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9755c" officeooo:paragraph-rsid="0019755c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1b0916" officeooo:paragraph-rsid="0019755c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bold" officeooo:rsid="0019755c" officeooo:paragraph-rsid="001e0172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755c" officeooo:paragraph-rsid="001ea6b3" style:font-size-asian="12.25pt" style:font-weight-asian="bold" style:font-size-complex="14pt" style:font-weight-complex="bold"/>
    </style:style>
    <style:style style:name="P5" style:family="paragraph" style:parent-style-name="Standard">
      <style:text-properties officeooo:paragraph-rsid="001e0172"/>
    </style:style>
    <style:style style:name="P6" style:family="paragraph" style:parent-style-name="Standard">
      <style:text-properties officeooo:paragraph-rsid="001ea6b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0916" style:font-weight-asian="normal" style:font-weight-complex="normal"/>
    </style:style>
    <style:style style:name="T3" style:family="text">
      <style:text-properties fo:font-weight="normal" officeooo:rsid="001e0172" style:font-weight-asian="normal" style:font-weight-complex="normal"/>
    </style:style>
    <style:style style:name="T4" style:family="text">
      <style:text-properties fo:font-weight="normal" officeooo:rsid="001ea6b3" style:font-weight-asian="normal" style:font-weight-complex="normal"/>
    </style:style>
    <style:style style:name="T5" style:family="text">
      <style:text-properties officeooo:rsid="001e0172"/>
    </style:style>
    <style:style style:name="T6" style:family="text">
      <style:text-properties fo:font-size="14pt" fo:font-weight="bold" officeooo:rsid="0019755c" style:font-size-asian="12.25pt" style:font-weight-asian="bold" style:font-size-complex="14pt" style:font-weight-complex="bold"/>
    </style:style>
    <style:style style:name="T7" style:family="text">
      <style:text-properties fo:font-size="14pt" fo:font-weight="bold" officeooo:rsid="001e0172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1ea6b3" style:font-size-asian="12.25pt" style:font-weight-asian="bold" style:font-size-complex="14pt" style:font-weight-complex="bold"/>
    </style:style>
    <style:style style:name="T9" style:family="text">
      <style:text-properties officeooo:rsid="001ea6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avec Recherche article</text:p>
      <text:p text:style-name="P1"/>
      <text:p text:style-name="P1">test1</text:p>
      <text:p text:style-name="P1">Action : <text:span text:style-name="T1">Envoie d’une requête http pour faire une recherche d’articles</text:span></text:p>
      <text:p text:style-name="P1">Attendu : <text:span text:style-name="T1">On doit obtenir les articles tests dans la base de données et il ne doit pas y avoir de doublons </text:span><text:span text:style-name="T2">dans la table des articles.</text:span></text:p>
      <text:p text:style-name="P2"/>
      <text:p text:style-name="P2"/>
      <text:p text:style-name="P5"><text:span text:style-name="T6">Test avec </text:span><text:span text:style-name="T7">article preprocessing</text:span></text:p>
      <text:p text:style-name="P3"/>
      <text:p text:style-name="P3">test1</text:p>
      <text:p text:style-name="P3">Action : <text:span text:style-name="T1">Envoie d’une requête http pour faire </text:span><text:span text:style-name="T3">du preprocessing</text:span></text:p>
      <text:p text:style-name="P3">Attendu : <text:span text:style-name="T1">On doit obtenir les </text:span><text:span text:style-name="T3">tf_idf</text:span><text:span text:style-name="T1"> tests dans la base de données.</text:span></text:p>
      <text:p text:style-name="P3"><text:span text:style-name="T1"/></text:p>
      <text:p text:style-name="P3"><text:span text:style-name="T1"/></text:p>
      <text:p text:style-name="P6"><text:span text:style-name="T6">Test avec </text:span><text:span text:style-name="T8">clustering processing</text:span></text:p>
      <text:p text:style-name="P4"/>
      <text:p text:style-name="P4">test1</text:p>
      <text:p text:style-name="P4">Action : <text:span text:style-name="T1">Envoie d’une requête http pour faire </text:span><text:span text:style-name="T4">un clustering</text:span></text:p>
      <text:p text:style-name="P4"><text:span text:style-name="T9">Attendu</text:span><text:span text:style-name="T1"> : On doit obtenir le </text:span><text:span text:style-name="T4">fichier de clust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21:05:10.716674405</meta:creation-date>
    <dc:date>2022-03-13T21:31:51.293897978</dc:date>
    <meta:editing-duration>PT20M57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95" meta:character-count="543" meta:non-whitespace-character-count="460"/>
  </office:meta>
</office:document-meta>
</file>